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weight="bold" officeooo:rsid="001d4c1a" officeooo:paragraph-rsid="001d4c1a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f792a" officeooo:paragraph-rsid="001f792a" style:font-weight-asian="bold" style:font-weight-complex="bold"/>
    </style:style>
    <style:style style:name="P3" style:family="paragraph" style:parent-style-name="Standard">
      <style:text-properties style:font-name="Times New Roman" fo:font-weight="normal" officeooo:rsid="001f792a" officeooo:paragraph-rsid="001f792a" style:font-weight-asian="normal" style:font-weight-complex="normal"/>
    </style:style>
    <style:style style:name="P4" style:family="paragraph" style:parent-style-name="Standard">
      <style:text-properties style:font-name="Times New Roman" fo:font-style="normal" fo:font-weight="bold" officeooo:rsid="001f792a" officeooo:paragraph-rsid="001f792a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style:text-underline-style="solid" style:text-underline-width="auto" style:text-underline-color="font-color" fo:font-weight="normal" officeooo:rsid="001dea1f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style:text-underline-style="none" fo:font-weight="normal" officeooo:rsid="001dea1f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style:text-underline-style="none" fo:font-weight="normal" officeooo:rsid="001f792a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10" style:family="text">
      <style:text-properties fo:language="zxx" fo:country="none" style:text-underline-style="none" officeooo:rsid="001dea1f" style:language-asian="zxx" style:country-asian="none" style:language-complex="zxx" style:country-complex="none"/>
    </style:style>
    <style:style style:name="T11" style:family="text">
      <style:text-properties fo:language="zxx" fo:country="none" fo:font-style="italic" style:text-underline-style="none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fo:language="zxx" fo:country="none" fo:font-style="italic" style:text-underline-style="none" fo:font-weight="normal" officeooo:rsid="001f792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fo:language="zxx" fo:country="none" fo:font-style="italic" style:text-underline-style="none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language="zxx" fo:country="none" fo:font-style="italic" style:text-underline-style="solid" style:text-underline-width="auto" style:text-underline-color="font-color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" style:family="text">
      <style:text-properties fo:language="zxx" fo:country="none" fo:font-style="normal" style:text-underline-style="solid" style:text-underline-width="auto" style:text-underline-color="font-color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language="zxx" fo:country="none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RAC <text:span text:style-name="T1">(</text:span><text:span text:style-name="T4">ID</text:span><text:span text:style-name="T6">, NADIMAK, LOZINKA, POL, IME, PREZIME, UZRAST</text:span><text:span text:style-name="T8">)</text:span></text:p>
      <text:p text:style-name="P1"><text:span text:style-name="T6"/></text:p>
      <text:p text:style-name="P1"><text:span text:style-name="T9">LIK </text:span><text:span text:style-name="T7">(</text:span><text:span text:style-name="T5">ID</text:span><text:span text:style-name="T7">, STEPEN_ZAMORA, ISKUSTVO, NIVO_ZDRAVLJA, ZLATO, RASA, TIP_ORUZJA, USPESNOST_U_SKRIVANJU, NIVO_ENERGIJE_ZA_MAGIJU, KLASA, </text:span><text:span text:style-name="T12">IGRAC_ID)</text:span></text:p>
      <text:p text:style-name="P1"><text:span text:style-name="T7"/></text:p>
      <text:p text:style-name="P2"><text:span text:style-name="T10">L</text:span><text:span text:style-name="T9">OPOV </text:span><text:span text:style-name="T6">(</text:span><text:span text:style-name="T14">ID</text:span><text:span text:style-name="T16">, NIVO_ZAMKI, NIVO_BUKE)</text:span></text:p>
      <text:p text:style-name="P2"><text:span text:style-name="T9"/></text:p>
      <text:p text:style-name="P2"><text:span text:style-name="T9">CAROBNJAK</text:span><text:span text:style-name="T6"> (</text:span><text:span text:style-name="T14">ID</text:span><text:span text:style-name="T16">, MAGIJE)</text:span></text:p>
      <text:p text:style-name="P2"><text:span text:style-name="T9"/></text:p>
      <text:p text:style-name="P2"><text:span text:style-name="T9">BORAC </text:span><text:span text:style-name="T6">(</text:span><text:span text:style-name="T14">ID</text:span><text:span text:style-name="T16">, STIT, DUAL_WIELDER)</text:span></text:p>
      <text:p text:style-name="P2"><text:span text:style-name="T9"/></text:p>
      <text:p text:style-name="P2"><text:span text:style-name="T9">SVESTENIK</text:span><text:span text:style-name="T6"> (</text:span><text:span text:style-name="T14">ID</text:span><text:span text:style-name="T16">, RELIGIJA, BLAGOSLOVI, CAN_HEAL)</text:span></text:p>
      <text:p text:style-name="P2"><text:span text:style-name="T9"/></text:p>
      <text:p text:style-name="P2"><text:span text:style-name="T9">OKLOPNIK</text:span><text:span text:style-name="T6"> (</text:span><text:span text:style-name="T14">ID</text:span><text:span text:style-name="T16">, MAX_OKLOP)</text:span></text:p>
      <text:p text:style-name="P2"><text:span text:style-name="T9"/></text:p>
      <text:p text:style-name="P2"><text:span text:style-name="T9">STRELAC</text:span><text:span text:style-name="T6"> (</text:span><text:span text:style-name="T14">ID</text:span><text:span text:style-name="T16">, LUK_ILI_SAMOSTREL)</text:span></text:p>
      <text:p text:style-name="P2"><text:span text:style-name="T16"/></text:p>
      <text:p text:style-name="P2"><text:span text:style-name="T17">SESIJA</text:span><text:span text:style-name="T16"> (</text:span><text:span text:style-name="T15">ID</text:span><text:span text:style-name="T16">, ZLATO, XP, VREME, DUZINA, </text:span><text:span text:style-name="T11">IGRAC_ID</text:span><text:span text:style-name="T16">)</text:span></text:p>
      <text:p text:style-name="P2"><text:span text:style-name="T16"/></text:p>
      <text:p text:style-name="P2"><text:span text:style-name="T17">POMOCNIK</text:span><text:span text:style-name="T16"> (</text:span><text:span text:style-name="T15">ID</text:span><text:span text:style-name="T16">, IME, RASA, KLASA, BONUS_ZASTITA, </text:span><text:span text:style-name="T11">IGRAC_ID</text:span><text:span text:style-name="T16">)</text:span></text:p>
      <text:p text:style-name="P2"><text:span text:style-name="T16"/></text:p>
      <text:p text:style-name="P2"><text:span text:style-name="T17">TIM</text:span><text:span text:style-name="T16"> (</text:span><text:span text:style-name="T15">ID</text:span><text:span text:style-name="T16">, NAZIV, PLASMAN, MIN, MAX, XP)</text:span></text:p>
      <text:p text:style-name="P2"><text:span text:style-name="T16"/></text:p>
      <text:p text:style-name="P2"><text:span text:style-name="T17">GRUPA</text:span><text:span text:style-name="T16"> (</text:span><text:span text:style-name="T15">ID</text:span><text:span text:style-name="T16">)</text:span></text:p>
      <text:p text:style-name="P2"><text:span text:style-name="T16"/></text:p>
      <text:p text:style-name="P2"><text:span text:style-name="T17">STAZA</text:span><text:span text:style-name="T16"> (</text:span><text:span text:style-name="T15">ID</text:span><text:span text:style-name="T16">, NAZIV, BONUS_XP, TIMSKA_STAZA, RESTRICTED_STAZA)</text:span></text:p>
      <text:p text:style-name="P3"><text:span text:style-name="T11"/></text:p>
      <text:p text:style-name="P4"><text:span text:style-name="T9">ORUDJE </text:span><text:span text:style-name="T6">(</text:span><text:span text:style-name="T4">ID</text:span><text:span text:style-name="T6">, NAZIV, OPIS, RASE, KLASE, TIP_ORUDJA)</text:span></text:p>
      <text:p text:style-name="P4"><text:span text:style-name="T9"/></text:p>
      <text:p text:style-name="P4"><text:span text:style-name="T9">PREDMET </text:span><text:span text:style-name="T6">(</text:span><text:span text:style-name="T14">ID</text:span><text:span text:style-name="T6">, KLJUCNI_PREDMET, </text:span><text:span text:style-name="T11">ADDITIONALXP_ID, FINDABLE_ID</text:span><text:span text:style-name="T6">)</text:span></text:p>
      <text:p text:style-name="P4"><text:span text:style-name="T6"/></text:p>
      <text:p text:style-name="P4"><text:span text:style-name="T9">ORUZJE </text:span><text:span text:style-name="T6">(</text:span><text:span text:style-name="T14">ID</text:span><text:span text:style-name="T6">, POENI_ZA_NAPAD, </text:span><text:span text:style-name="T11">ADDITIONALXP_ID, FINDABLE_ID, SHOPPABLE_ID)</text:span></text:p>
      <text:p text:style-name="P4"><text:span text:style-name="T6"/></text:p>
      <text:p text:style-name="P4"><text:span text:style-name="T9">OKLOP</text:span><text:span text:style-name="T6"> (</text:span><text:span text:style-name="T14">ID</text:span><text:span text:style-name="T6">, POENI_ZA_ODBRANU, SHOPPABLE_ID)</text:span></text:p>
      <text:p text:style-name="P4"><text:span text:style-name="T6"/></text:p>
      <text:p text:style-name="P4"><text:span text:style-name="T9">ADDITIONALXP </text:span><text:span text:style-name="T6">(</text:span><text:span text:style-name="T4">ID</text:span><text:span text:style-name="T6">, XP)</text:span></text:p>
      <text:p text:style-name="P4"><text:span text:style-name="T9"/></text:p>
      <text:p text:style-name="P4"><text:span text:style-name="T9">FINDABLE </text:span><text:span text:style-name="T6">(</text:span><text:span text:style-name="T4">ID</text:span><text:span text:style-name="T6">)</text:span></text:p>
      <text:p text:style-name="P4"><text:span text:style-name="T9"/></text:p>
      <text:p text:style-name="P4"><text:span text:style-name="T9">SHOPPABLE</text:span><text:span text:style-name="T6"> (</text:span><text:span text:style-name="T4">ID</text:span><text:span text:style-name="T6">) </text:span></text:p>
      <text:p text:style-name="P4"><text:span text:style-name="T6"/></text:p>
      <text:p text:style-name="P4"><text:span text:style-name="T9">TEAM_MEMBERSHIP</text:span><text:span text:style-name="T6"> (</text:span><text:span text:style-name="T4">ID</text:span><text:span text:style-name="T6">, </text:span><text:span text:style-name="T11">IGRAC_ID, TIM_ID, </text:span><text:span text:style-name="T6">VREME_OD)</text:span></text:p>
      <text:p text:style-name="P4"><text:span text:style-name="T6"/></text:p>
      <text:p text:style-name="P4"><text:span text:style-name="T9">BORI_SE</text:span><text:span text:style-name="T6"> (</text:span><text:span text:style-name="T4">ID</text:span><text:span text:style-name="T6">, </text:span><text:span text:style-name="T11">TIM1_ID, TIM2_ID, POBEDNIK_ID</text:span><text:span text:style-name="T6">, VREME, BONUS)</text:span></text:p>
      <text:p text:style-name="P4"><text:span text:style-name="T6"/></text:p>
      <text:p text:style-name="P4"><text:span text:style-name="T9">GROUP_MEMBERSHIP</text:span><text:span text:style-name="T6"> (</text:span><text:span text:style-name="T4">ID</text:span><text:span text:style-name="T6">, </text:span><text:span text:style-name="T11">IGRAC_ID,</text:span><text:span text:style-name="T6"> </text:span><text:span text:style-name="T11">GRUPA_ID, </text:span><text:span text:style-name="T6">POBEDJENI_NEPRIJATELJI)</text:span></text:p>
      <text:p text:style-name="P4"><text:span text:style-name="T6"/></text:p>
      <text:p text:style-name="P4"><text:span text:style-name="T9">IGRA</text:span><text:span text:style-name="T6"> (</text:span><text:span text:style-name="T4">ID</text:span><text:span text:style-name="T6">, </text:span><text:span text:style-name="T11">GRUPA_ID, STAZA_ID, FINDABLE_ID,</text:span><text:span text:style-name="T6"> VREME)</text:span></text:p>
      <text:p text:style-name="P4"><text:span text:style-name="T6"/></text:p>
      <text:p text:style-name="P4"><text:span text:style-name="T9">POSEDUJE </text:span><text:span text:style-name="T6">(</text:span><text:span text:style-name="T4">ID</text:span><text:span text:style-name="T6">, </text:span><text:span text:style-name="T11">IGRAC_ID,</text:span><text:span text:style-name="T6"> </text:span><text:span text:style-name="T11">KLJUCNI_PREDMET_ID</text:span><text:span text:style-name="T6">)</text:span></text:p>
      <text:p text:style-name="P4"><text:span text:style-name="T6"/></text:p>
      <text:p text:style-name="P4"><text:span text:style-name="T9">JE_KUPIO</text:span><text:span text:style-name="T6"> (</text:span><text:span text:style-name="T4">ID</text:span><text:span text:style-name="T6">, </text:span><text:span text:style-name="T11">IGRAC_ID, SHOPPABLE_ID)</text:span></text:p>
      <text:p text:style-name="P4"><text:soft-page-break/><text:span text:style-name="T13">STAZA_RESTRICTION_KLASA </text:span><text:span text:style-name="T6">(</text:span><text:span text:style-name="T4">ID</text:span><text:span text:style-name="T6">, </text:span><text:span text:style-name="T11">RESTRICTED_STAZA_ID, </text:span><text:span text:style-name="T6">KLASA)</text:span></text:p>
      <text:p text:style-name="P4"><text:span text:style-name="T6"/></text:p>
      <text:p text:style-name="P4"><text:span text:style-name="T9">STAZA_RESTRICTION_RASA</text:span><text:span text:style-name="T6"> (</text:span><text:span text:style-name="T4">ID</text:span><text:span text:style-name="T6">, </text:span><text:span text:style-name="T11">RESTRICTED_STAZA_ID, </text:span><text:span text:style-name="T6">RASA)</text:span></text:p>
      <text:p text:style-name="P4"><text:span text:style-name="T6"/></text:p>
      <text:p text:style-name="P4"><text:span text:style-name="T9">ORUDJE_RESTRICTION_KLASA</text:span><text:span text:style-name="T6"> (</text:span><text:span text:style-name="T4">ID</text:span><text:span text:style-name="T6">, </text:span><text:span text:style-name="T11">RESTRICTED_ORUDJE_ID</text:span><text:span text:style-name="T6">, KLASA)</text:span></text:p>
      <text:p text:style-name="P4"><text:span text:style-name="T6"/></text:p>
      <text:p text:style-name="P4"><text:span text:style-name="T9">ORUDJE_RESTRICTION_RASA</text:span><text:span text:style-name="T6"> (</text:span><text:span text:style-name="T4">ID</text:span><text:span text:style-name="T6">, </text:span><text:span text:style-name="T11">RESTRICTED_ORUDJE_ID</text:span><text:span text:style-name="T6">, RASA)</text:span></text:p>
      <text:p text:style-name="P4"><text:span text:style-name="T6"/></text:p>
      <text:p text:style-name="P4"><text:span text:style-name="T6"/></text:p>
      <text:p text:style-name="P4"><text:span text:style-name="T9"/></text:p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08:13:11.338085400</meta:creation-date>
    <dc:date>2024-04-07T10:49:10.018571663</dc:date>
    <meta:editing-duration>PT2H35M58S</meta:editing-duration>
    <meta:editing-cycles>3</meta:editing-cycles>
    <meta:generator>LibreOffice/7.6.5.2$Linux_X86_64 LibreOffice_project/60$Build-2</meta:generator>
    <meta:print-date>2024-04-07T08:17:54.214928742</meta:print-date>
    <meta:printed-by>PDF files</meta:printed-by>
    <meta:document-statistic meta:table-count="0" meta:image-count="0" meta:object-count="0" meta:page-count="2" meta:paragraph-count="30" meta:word-count="147" meta:character-count="1382" meta:non-whitespace-character-count="1264"/>
  </office:meta>
</office:document-meta>
</file>